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F00000212A0229C1213F9BFD2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title">
      <style:graphic-properties fo:min-height="3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7.25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title">
      <style:graphic-properties fo:min-height="2cm"/>
      <style:paragraph-properties style:writing-mode="lr-tb"/>
    </style:style>
    <style:style style:name="pr5" style:family="presentation" style:parent-style-name="Metropolis-outline1">
      <style:graphic-properties fo:min-height="10.298cm"/>
      <style:paragraph-properties style:writing-mode="lr-tb"/>
    </style:style>
    <style:style style:name="pr6" style:family="presentation" style:parent-style-name="Metropolis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5.5cm" svg:height="3cm" svg:x="6cm" svg:y="5.5cm" presentation:class="title" presentation:user-transformed="true">
          <draw:text-box>
            <text:p>Приложение помощник для вышивания крестиком</text:p>
          </draw:text-box>
        </draw:frame>
        <draw:frame presentation:style-name="pr2" draw:text-style-name="P1" draw:layer="layout" svg:width="15.5cm" svg:height="7.25cm" svg:x="13cm" svg:y="9cm" presentation:class="subtitle" presentation:user-transformed="true">
          <draw:text-box>
            <text:p>Бузинов Даниил Алексеевич</text:p>
            <text:p>Рязанов Демид Витальевич</text:p>
            <text:p>Колсанов Ярослав Иванович</text:p>
            <text:p>Захарчук Александр Игоревич</text:p>
            <text:p>Капитан: Черневская Карина Андреевна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 presentation:user-transformed="true">
          <draw:text-box>
            <text:p>Бизнес модель - подписка</text:p>
          </draw:text-box>
        </draw:frame>
        <draw:frame presentation:style-name="pr5" draw:layer="layout" svg:width="10.6cm" svg:height="5.7cm" svg:x="1.4cm" svg:y="3.8cm" presentation:class="outline" presentation:user-transformed="true">
          <draw:text-box>
            <text:list text:style-name="L2">
              <text:list-header>
                <text:p>Бесплатная версия:</text:p>
              </text:list-header>
              <text:list-item>
                <text:p>Базовый функционал, пользователь может самостоятельно превратить изображение в схему</text:p>
              </text:list-item>
              <text:list-item>
                <text:p>Присутствует реклама</text:p>
              </text:list-item>
            </text:list>
          </draw:text-box>
        </draw:frame>
        <draw:frame presentation:style-name="pr5" draw:layer="layout" svg:width="11.5cm" svg:height="5.7cm" svg:x="13.5cm" svg:y="3.8cm" presentation:class="outline" presentation:user-transformed="true">
          <draw:text-box>
            <text:list text:style-name="L2">
              <text:list-header>
                <text:p>Платная версия:</text:p>
              </text:list-header>
              <text:list-item>
                <text:p>Возможность выбора цветовой гаммы схемы</text:p>
              </text:list-item>
              <text:list-item>
                <text:p>Возможность выбора количества цветов</text:p>
              </text:list-item>
              <text:list-item>
                <text:p>Голосовой помощник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 presentation:user-transformed="true">
          <draw:text-box>
            <text:p>Целевой сегмент</text:p>
          </draw:text-box>
        </draw:frame>
        <draw:frame presentation:style-name="pr5" draw:layer="layout" svg:width="27.1cm" svg:height="12.2cm" svg:x="1.4cm" svg:y="3.8cm" presentation:class="outline" presentation:user-transformed="true">
          <draw:text-box>
            <text:list text:style-name="L2">
              <text:list-item>
                <text:p>Вышивальные энтузиасты</text:p>
              </text:list-item>
              <text:list-item>
                <text:p>Новички в вышивании</text:p>
              </text:list-item>
              <text:list-item>
                <text:p>Подарочный сегмент</text:p>
              </text:list-item>
              <text:list-item>
                <text:p>Сообщества рукодельников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 presentation:user-transformed="true">
          <draw:text-box>
            <text:p>Рынок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2">
              <text:list-item>
                <text:p>Максимальный объем: 50-60 млрд. руб.</text:p>
              </text:list-item>
              <text:list-item>
                <text:p>Более 60% рынка — товары для вышивания крестиком</text:p>
              </text:list-item>
              <text:list-item>
                <text:p>Рост рынка — 2-3% в год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A0229C1213F9BFD2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3T13:05:15.903694633</meta:creation-date>
    <meta:editing-duration>PT5M20S</meta:editing-duration>
    <meta:editing-cycles>3</meta:editing-cycles>
    <meta:generator>LibreOffice/7.3.7.2$Linux_X86_64 LibreOffice_project/30$Build-2</meta:generator>
    <dc:title>Metropolis</dc:title>
    <dc:date>2024-03-23T13:41:41.417492674</dc:date>
    <meta:document-statistic meta:object-count="39"/>
  </office:meta>
</office:document-meta>
</file>